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rsid="0013d20b" officeooo:paragraph-rsid="0013d20b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rsid="00164de7" officeooo:paragraph-rsid="00164de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rsid="001b27fc" officeooo:paragraph-rsid="001b27fc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rsid="001c9283" officeooo:paragraph-rsid="001b27fc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rsid="001b27fc" officeooo:paragraph-rsid="001b27fc"/>
    </style:style>
    <style:style style:name="T1" style:family="text">
      <style:text-properties officeooo:rsid="000f1b61"/>
    </style:style>
    <style:style style:name="T2" style:family="text">
      <style:text-properties officeooo:rsid="00155fe2"/>
    </style:style>
    <style:style style:name="T3" style:family="text">
      <style:text-properties officeooo:rsid="00164de7"/>
    </style:style>
    <style:style style:name="T4" style:family="text">
      <style:text-properties officeooo:rsid="0019a0b4"/>
    </style:style>
    <style:style style:name="T5" style:family="text">
      <style:text-properties officeooo:rsid="001b0b6a"/>
    </style:style>
    <style:style style:name="T6" style:family="text">
      <style:text-properties officeooo:rsid="001c9283"/>
    </style:style>
    <style:style style:name="T7" style:family="text">
      <style:text-properties officeooo:rsid="001cdd35"/>
    </style:style>
    <style:style style:name="T8" style:family="text">
      <style:text-properties officeooo:rsid="002107d3"/>
    </style:style>
    <style:style style:name="T9" style:family="text">
      <style:text-properties officeooo:rsid="0024bc7e"/>
    </style:style>
    <style:style style:name="T10" style:family="text">
      <style:text-properties officeooo:rsid="002647c8"/>
    </style:style>
    <style:style style:name="T11" style:family="text">
      <style:text-properties officeooo:rsid="0027e88b"/>
    </style:style>
    <style:style style:name="T12" style:family="text">
      <style:text-properties officeooo:rsid="0028e403"/>
    </style:style>
    <style:style style:name="T13" style:family="text">
      <style:text-properties officeooo:rsid="002b89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7 <text:span text:style-name="T1">Программные таймеры</text:span></text:p>
      <text:p text:style-name="P2">Програмные таймеры - это способ в RTOS обеспечить <text:span text:style-name="T2">управления подпрограммами основанный на времени. Програмные таймер реализованны в ядре и находятся под контролем ядра FreeRTOS. </text:span></text:p>
      <text:p text:style-name="P3">Они не требуют специальной поддержки со стороны апаратного обеспечения (<text:span text:style-name="T4">исключая таймера используемого как генератора тиков в ОС</text:span>) <text:span text:style-name="T4">и они не имеют ничего общего с хардварными таймерами. </text:span></text:p>
      <text:p text:style-name="P6"><text:bookmark text:name="tw-target-text"/><text:span text:style-name="T3">Более того, они не могут обеспечить такую же </text:span>точность <text:span text:style-name="T5">как у </text:span>аппаратных таймеров и никогда не должна использоваться для выполнения действий, связанных с оборудованием (например, для запуска события DMA).</text:p>
      <text:p text:style-name="P3"/>
      <text:p text:style-name="P4">Программные таймеры это опциональная возможность в FreeRTOS и они должны быть включенны установкой макроса config_USE_TIMERS в 1 в файле FreeRTOSConfig.h. <text:span text:style-name="T9">Когда мы включаем таймеры</text:span>, FreeRTOS <text:span text:style-name="T9">также требует что бы мы определили мкросы:</text:span> configTIMER_TASK_PRIORITY , configTIMER_QUEUE_LENGTH ,configTIMER_TASK_STACK_DEPTH . <text:span text:style-name="T13">Мы увидим роль этого мкроса через некоторое время.</text:span> </text:p>
      <text:p text:style-name="P4"/>
      <text:p text:style-name="P4"><text:span text:style-name="T10">На уровне</text:span> CMSIS-RTOS, <text:span text:style-name="T9">программные таймеры определяются с помощью использования макроса </text:span>osTimerDef() , <text:span text:style-name="T9">который принимает имя таймера и указатель на колбэк функцию</text:span>. <text:span text:style-name="T11">Программные таймеры эффективно создаются с помощью функции </text:span><text:s/></text:p>
      <text:p text:style-name="P4"/>
      <text:p text:style-name="P4">osTimerId osTimerCreate(const osTimerDef_t *timer_def, os_timer_type type, void *argument);</text:p>
      <text:p text:style-name="P4"/>
      <text:p text:style-name="P4"><text:span text:style-name="T11">которая позволяет задать тип таймерв и опционально передать вкачестве </text:span>argument <text:span text:style-name="T11">колбэк</text:span>.</text:p>
      <text:p text:style-name="P4">CMSIS-RTOS API <text:span text:style-name="T10">предоставляет два вида программных таймеров: </text:span>one-shot <text:span text:style-name="T10">таймеры</text:span>, <text:span text:style-name="T10">это такие таймеры которые вызывают колбэк только один раз и периодические таймиры, которые ведут себя как паратные таймеры </text:span>STM32, <text:span text:style-name="T10">которые начинают отсчет сначала после переполнения счетчика</text:span>.</text:p>
      <text:p text:style-name="P4"/>
      <text:p text:style-name="P7">Для старта таймера, мы используем функцию</text:p>
      <text:p text:style-name="P4"/>
      <text:p text:style-name="P4">osStatus osTimerStart(osTimerId timer_id, uint32_t millisec);</text:p>
      <text:p text:style-name="P4"/>
      <text:p text:style-name="P4"><text:span text:style-name="T6">где параметр </text:span>millisec <text:span text:style-name="T6">это период таймера</text:span>. <text:span text:style-name="T6">Для его остановки мы используем функцию</text:span></text:p>
      <text:p text:style-name="P4"/>
      <text:p text:style-name="P4">osStatus osTimerStop(osTimerId timer_id);</text:p>
      <text:p text:style-name="P4"/>
      <text:p text:style-name="P4"><text:span text:style-name="T7">В заключении</text:span>, <text:span text:style-name="T7">таймеры динамически аллоцируются </text:span>OS <text:span text:style-name="T7">и должны быть уничтоженны, когда они больше не нужны</text:span></text:p>
      <text:p text:style-name="P4"/>
      <text:p text:style-name="P4">osStatus osTimerDelete(osTimerId timer_id)</text:p>
      <text:p text:style-name="P4"/>
      <text:p text:style-name="P4"><text:span text:style-name="T7">Нижеследующий пример показывает, вездесущее мигание светодиодом, с использованием программных таймеров</text:span>.</text:p>
      <text:p text:style-name="P4">Filename: src/main-ex5.c</text:p>
      <text:p text:style-name="P4"/>
      <text:p text:style-name="P4">int main(void) {</text:p>
      <text:p text:style-name="P4">osTimerId stim1;</text:p>
      <text:p text:style-name="P4"/>
      <text:p text:style-name="P4">HAL_Init();</text:p>
      <text:p text:style-name="P4"/>
      <text:p text:style-name="P4">Nucleo_BSP_Init();</text:p>
      <text:p text:style-name="P4"/>
      <text:p text:style-name="P4">RetargetInit(&amp;huart2);</text:p>
      <text:p text:style-name="P4"/>
      <text:p text:style-name="P4">osTimerDef(stim1, blinkFunc);</text:p>
      <text:p text:style-name="P4">stim1 = osTimerCreate(osTimer(stim1), osTimerPeriodic, NULL);</text:p>
      <text:p text:style-name="P4">osTimerStart(stim1, 500);</text:p>
      <text:p text:style-name="P4"/>
      <text:p text:style-name="P4">osKernelStart();</text:p>
      <text:p text:style-name="P4"/>
      <text:p text:style-name="P4">/* Infinite loop */</text:p>
      <text:p text:style-name="P4">while (1);</text:p>
      <text:p text:style-name="P4">}</text:p>
      <text:p text:style-name="P4"/>
      <text:p text:style-name="P4">void blinkFunc(void const *argument) {</text:p>
      <text:p text:style-name="P4">HAL_GPIO_TogglePin(LD2_GPIO_Port, LD2_Pin);</text:p>
      <text:p text:style-name="P4"><text:soft-page-break/>}</text:p>
      <text:p text:style-name="P1"/>
      <text:p text:style-name="P1"/>
      <text:p text:style-name="P4"><text:span text:style-name="T11">Код выше дейсвительно самодокументируемый</text:span>. <text:span text:style-name="T8">Строки</text:span> [22:24] <text:span text:style-name="T8">определяют новый таймер</text:span>, <text:span text:style-name="T8">с имянем</text:span> stim1. <text:span text:style-name="T8">Этот таймер сконфигурирован исполнять процедуру </text:span>blinkFunc(), <text:span text:style-name="T12">когда процедура исполненна, таймер запускается снова с задержкой в </text:span>500ms. <text:span text:style-name="T11">Это приведет к тому, что светодиод Nucleo LD2 начнет мигать со скоростью 2 Гц.</text:span>.</text:p>
      <text:p text:style-name="P1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3H47M22S</meta:editing-duration>
    <meta:editing-cycles>6</meta:editing-cycles>
    <meta:generator>LibreOffice/5.1.6.2$Linux_X86_64 LibreOffice_project/10m0$Build-2</meta:generator>
    <dc:date>2018-04-28T22:22:04.208971107</dc:date>
    <meta:document-statistic meta:table-count="0" meta:image-count="0" meta:object-count="0" meta:page-count="2" meta:paragraph-count="33" meta:word-count="340" meta:character-count="2760" meta:non-whitespace-character-count="2448"/>
  </office:meta>
</office:document-meta>
</file>